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" style:font-name-complex="FreeSans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>
            <text:p>Case</text:p>
          </table:table-cell>
          <table:table-cell office:value-type="string">
            <text:p>Clock (in ns)</text:p>
          </table:table-cell>
          <table:table-cell office:value-type="string">
            <text:p>Slack</text:p>
          </table:table-cell>
          <table:table-cell table:style-name="Default" office:value-type="string">
            <text:p>Effective Clock</text:p>
          </table:table-cell>
          <table:table-cell office:value-type="string">
            <text:p>Total Area</text:p>
          </table:table-cell>
          <table:table-cell table:style-name="Default" office:value-type="string">
            <text:p>Cost</text:p>
          </table:table-cell>
        </table:table-row>
        <table:table-row table:style-name="ro1">
          <table:table-cell office:value-type="string">
            <text:p>2 ns Low</text:p>
          </table:table-cell>
          <table:table-cell office:value-type="float" office:value="2">
            <text:p>2</text:p>
          </table:table-cell>
          <table:table-cell office:value-type="float" office:value="0.02">
            <text:p>0.02</text:p>
          </table:table-cell>
          <table:table-cell table:style-name="Default" table:formula="of:=[.B2] - [.C2]" office:value-type="float" office:value="1.98">
            <text:p>1.98</text:p>
          </table:table-cell>
          <table:table-cell office:value-type="float" office:value="1781.91272">
            <text:p>1781.91272</text:p>
          </table:table-cell>
          <table:table-cell table:style-name="Default" table:formula="of:=([.D2] - 1.4)*5000+[.E2]-2200" office:value-type="float" office:value="2481.91272">
            <text:p>2481.91272</text:p>
          </table:table-cell>
        </table:table-row>
        <table:table-row table:style-name="ro1">
          <table:table-cell office:value-type="string">
            <text:p>1.7 ns Low</text:p>
          </table:table-cell>
          <table:table-cell office:value-type="float" office:value="1.7">
            <text:p>1.7</text:p>
          </table:table-cell>
          <table:table-cell office:value-type="float" office:value="0">
            <text:p>0</text:p>
          </table:table-cell>
          <table:table-cell table:style-name="Default" table:formula="of:=[.B3]-[.C3]" office:value-type="float" office:value="1.7">
            <text:p>1.7</text:p>
          </table:table-cell>
          <table:table-cell office:value-type="float" office:value="2170.07373">
            <text:p>2170.07373</text:p>
          </table:table-cell>
          <table:table-cell table:formula="of:=([.D3] - 1.4)*5000+[.E3]-2200" office:value-type="float" office:value="1470.07373">
            <text:p>1470.07373</text:p>
          </table:table-cell>
        </table:table-row>
        <table:table-row table:style-name="ro1">
          <table:table-cell office:value-type="string">
            <text:p>1.5 ns Low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table:style-name="Default" table:formula="of:=[.B4]-[.C4]" office:value-type="float" office:value="1.5">
            <text:p>1.5</text:p>
          </table:table-cell>
          <table:table-cell office:value-type="float" office:value="2293.552979">
            <text:p>2293.552979</text:p>
          </table:table-cell>
          <table:table-cell table:formula="of:=([.D4] - 1.4)*5000+[.E4]-2200" office:value-type="float" office:value="593.552979000001">
            <text:p>593.552979</text:p>
          </table:table-cell>
        </table:table-row>
        <table:table-row table:style-name="ro1">
          <table:table-cell office:value-type="string">
            <text:p>1.4 ns Low</text:p>
          </table:table-cell>
          <table:table-cell office:value-type="float" office:value="1.4">
            <text:p>1.4</text:p>
          </table:table-cell>
          <table:table-cell office:value-type="float" office:value="-0.07">
            <text:p>-0.07</text:p>
          </table:table-cell>
          <table:table-cell table:formula="of:=[.B5]-[.C5]" office:value-type="float" office:value="1.47">
            <text:p>1.47</text:p>
          </table:table-cell>
          <table:table-cell office:value-type="float" office:value="2452.32251">
            <text:p>2452.32251</text:p>
          </table:table-cell>
          <table:table-cell table:formula="of:=([.D5] - 1.4)*5000+[.E5]-2200" office:value-type="float" office:value="602.32251">
            <text:p>602.3225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0.01">
            <text:p>0.01</text:p>
          </table:table-cell>
          <table:table-cell table:formula="of:=[.B6]-[.C6]" office:value-type="float" office:value="1.39">
            <text:p>1.39</text:p>
          </table:table-cell>
          <table:table-cell office:value-type="float" office:value="1940.684814">
            <text:p>1940.684814</text:p>
          </table:table-cell>
          <table:table-cell table:formula="of:=([.D6] - 1.4)*5000+[.E6]-2200" office:value-type="float" office:value="-309.315186">
            <text:p>-309.3151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38">
            <text:p>1.38</text:p>
          </table:table-cell>
          <table:table-cell office:value-type="float" office:value="0.01">
            <text:p>0.01</text:p>
          </table:table-cell>
          <table:table-cell table:formula="of:=[.B7]-[.C7]" office:value-type="float" office:value="1.37">
            <text:p>1.37</text:p>
          </table:table-cell>
          <table:table-cell office:value-type="float" office:value="2011.244873">
            <text:p>2011.244873</text:p>
          </table:table-cell>
          <table:table-cell table:formula="of:=([.D7] - 1.4)*5000+[.E7]-2200" office:value-type="float" office:value="-338.755127">
            <text:p>-338.75512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table:formula="of:=[.B8]-[.C8]" office:value-type="float" office:value="1.4">
            <text:p>1.4</text:p>
          </table:table-cell>
          <table:table-cell office:value-type="float" office:value="2028.872925">
            <text:p>2028.872925</text:p>
          </table:table-cell>
          <table:table-cell table:formula="of:=([.D8] - 1.4)*5000+[.E8]-2200" office:value-type="float" office:value="-171.127075">
            <text:p>-171.1270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2">
            <text:p>1.2</text:p>
          </table:table-cell>
          <table:table-cell office:value-type="float" office:value="-0.17">
            <text:p>-0.17</text:p>
          </table:table-cell>
          <table:table-cell table:formula="of:=[.B9]-[.C9]" office:value-type="float" office:value="1.37">
            <text:p>1.37</text:p>
          </table:table-cell>
          <table:table-cell office:value-type="float" office:value="2046.524902">
            <text:p>2046.524902</text:p>
          </table:table-cell>
          <table:table-cell table:formula="of:=([.D9] - 1.4)*5000+[.E9]-2200" office:value-type="float" office:value="-303.475098">
            <text:p>-303.47509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3">
            <text:p>1.3</text:p>
          </table:table-cell>
          <table:table-cell office:value-type="float" office:value="-0.07">
            <text:p>-0.07</text:p>
          </table:table-cell>
          <table:table-cell table:formula="of:=[.B10]-[.C10]" office:value-type="float" office:value="1.37">
            <text:p>1.37</text:p>
          </table:table-cell>
          <table:table-cell office:value-type="float" office:value="2134.715576">
            <text:p>2134.715576</text:p>
          </table:table-cell>
          <table:table-cell table:formula="of:=([.D10] - 1.4)*5000+[.E10]-2200" office:value-type="float" office:value="-215.284423999999">
            <text:p>-215.28442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3">
            <text:p>1.3</text:p>
          </table:table-cell>
          <table:table-cell office:value-type="float" office:value="-0.07">
            <text:p>-0.07</text:p>
          </table:table-cell>
          <table:table-cell table:formula="of:=[.B11]-[.C11]" office:value-type="float" office:value="1.37">
            <text:p>1.37</text:p>
          </table:table-cell>
          <table:table-cell office:value-type="float" office:value="2028.884888">
            <text:p>2028.884888</text:p>
          </table:table-cell>
          <table:table-cell table:formula="of:=([.D11] - 1.4)*5000+[.E11]-2200" office:value-type="float" office:value="-321.115111999999">
            <text:p>-321.115112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entini Cristian</meta:initial-creator>
    <meta:creation-date>2015-03-16T13:56:49</meta:creation-date>
    <dc:date>2015-03-16T14:33:28</dc:date>
    <dc:creator>Valentini Cristian</dc:creator>
    <meta:editing-duration>PT21M34S</meta:editing-duration>
    <meta:editing-cycles>6</meta:editing-cycles>
    <meta:generator>LibreOffice/3.5$Linux_X86_64 LibreOffice_project/350m1$Build-2</meta:generator>
    <meta:document-statistic meta:table-count="3" meta:cell-count="66" meta:object-count="0"/>
  </office:meta>
</office:document-meta>
</file>